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130.45pt"/>
    </style:style>
    <style:style style:name="co3" style:family="table-column">
      <style:table-column-properties fo:break-before="auto" style:column-width="255.74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ic32brd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805_HandSoldering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805_HandSoldering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805_HandSoldering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805_HandSoldering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805_HandSoldering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805_HandSoldering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805_HandSoldering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apacitors_SMD:C_0805_HandSoldering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apacitors_SMD:C_0805_HandSoldering</text:p>
          </table:table-cell>
          <table:table-cell/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prog_header</text:p>
          </table:table-cell>
          <table:table-cell office:value-type="string" calcext:value-type="string">
            <text:p>RS_footprints:Pin_Header_Staggered_1x06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LEDs:LED_0805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B5</text:p>
          </table:table-cell>
          <table:table-cell office:value-type="string" calcext:value-type="string">
            <text:p>LEDs:LED_0805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LEDs:LED_0805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EDs:LED_0805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TC Fuse</text:p>
          </table:table-cell>
          <table:table-cell office:value-type="string" calcext:value-type="string">
            <text:p>Capacitors_SMD:C_0805_HandSoldering</text:p>
          </table:table-cell>
          <table:table-cell/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FT230X</text:p>
          </table:table-cell>
          <table:table-cell office:value-type="string" calcext:value-type="string">
            <text:p>Housings_SSOP:SSOP-16_3.9x4.9mm_Pitch0.635mm</text:p>
          </table:table-cell>
          <table:table-cell/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LM3671</text:p>
          </table:table-cell>
          <table:table-cell office:value-type="string" calcext:value-type="string">
            <text:p>TO_SOT_Packages_SMD:SOT-23-5</text:p>
          </table:table-cell>
          <table:table-cell/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PIC32MX2xx/1xx</text:p>
          </table:table-cell>
          <table:table-cell office:value-type="string" calcext:value-type="string">
            <text:p>Housings_SSOP:SSOP-28_5.3x10.2mm_Pitch0.65mm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805_HandSoldering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CONN_01X09</text:p>
          </table:table-cell>
          <table:table-cell office:value-type="string" calcext:value-type="string">
            <text:p>Pin_Headers:Pin_Header_Straight_1x09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CONN_01X09</text:p>
          </table:table-cell>
          <table:table-cell office:value-type="string" calcext:value-type="string">
            <text:p>Pin_Headers:Pin_Header_Straight_1x09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RS_footprints:USB-MICRO-B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s_SMD:R_0805_HandSoldering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s_SMD:R_0805_HandSoldering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s_SMD:R_0805_HandSoldering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s_SMD:R_0805_HandSoldering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s_SMD:R_0805_HandSoldering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_HandSoldering</text:p>
          </table:table-cell>
          <table:table-cell/>
        </table:table-row>
      </table:table>
      <table:named-expressions/>
      <table:database-ranges>
        <table:database-range table:name="__Anonymous_Sheet_DB__0" table:target-range-address="pic32brd.A1:pic32brd.E30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 style:data-style-name="N2" text:time-value="17:58:57.482761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5T18:46:59.216694777</dc:date>
    <dc:creator>James Irwin</dc:creator>
    <meta:editing-duration>PT45M29S</meta:editing-duration>
    <meta:editing-cycles>3</meta:editing-cycles>
    <meta:generator>LibreOffice/4.4.3.2$Linux_X86_64 LibreOffice_project/40m0$Build-2</meta:generator>
    <meta:document-statistic meta:table-count="1" meta:cell-count="121" meta:object-count="0"/>
  </office:meta>
</office:document-meta>
</file>